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bri" svg:font-family="Cabri"/>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reeSerif" svg:font-family="FreeSerif" style:font-family-generic="roman" style:font-pitch="variable"/>
    <style:font-face style:name="FreeSerif1" svg:font-family="FreeSerif" style:font-adornments="Normal" style:font-family-generic="roman"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2">
      <style:text-properties fo:language="en" fo:country="GB" officeooo:paragraph-rsid="0014cfe5"/>
    </style:style>
    <style:style style:name="P2" style:family="paragraph" style:parent-style-name="Heading_20_2">
      <style:text-properties fo:language="en" fo:country="GB"/>
    </style:style>
    <style:style style:name="P3" style:family="paragraph" style:parent-style-name="Heading_20_3">
      <style:text-properties fo:language="en" fo:country="GB"/>
    </style:style>
    <style:style style:name="P4" style:family="paragraph" style:parent-style-name="Standard">
      <style:text-properties fo:language="en" fo:country="GB"/>
    </style:style>
    <style:style style:name="P5" style:family="paragraph" style:parent-style-name="Heading_20_1">
      <style:text-properties fo:language="en" fo:country="GB"/>
    </style:style>
    <style:style style:name="P6" style:family="paragraph" style:parent-style-name="Heading_20_1">
      <style:paragraph-properties fo:break-before="page"/>
      <style:text-properties fo:language="en" fo:country="GB"/>
    </style:style>
    <style:style style:name="P7" style:family="paragraph" style:parent-style-name="Title">
      <style:text-properties fo:language="en" fo:country="GB"/>
    </style:style>
    <style:style style:name="P8" style:family="paragraph" style:parent-style-name="Standard">
      <style:text-properties fo:language="en" fo:country="GB" officeooo:rsid="001ac762" officeooo:paragraph-rsid="001ac762"/>
    </style:style>
    <style:style style:name="P9" style:family="paragraph" style:parent-style-name="Standard">
      <style:text-properties fo:language="en" fo:country="GB" officeooo:paragraph-rsid="001c2666"/>
    </style:style>
    <style:style style:name="P10" style:family="paragraph" style:parent-style-name="Standard">
      <style:text-properties fo:language="en" fo:country="GB" officeooo:paragraph-rsid="0020cb78"/>
    </style:style>
    <style:style style:name="P11" style:family="paragraph" style:parent-style-name="Standard">
      <style:text-properties officeooo:rsid="001c2666" officeooo:paragraph-rsid="001c2666"/>
    </style:style>
    <style:style style:name="P12" style:family="paragraph" style:parent-style-name="Standard">
      <style:text-properties officeooo:rsid="001f6630" officeooo:paragraph-rsid="001f6630"/>
    </style:style>
    <style:style style:name="P13" style:family="paragraph" style:parent-style-name="Heading_20_3">
      <style:text-properties officeooo:paragraph-rsid="0020cb78"/>
    </style:style>
    <style:style style:name="P14" style:family="paragraph" style:parent-style-name="Contents_20_1">
      <style:paragraph-properties>
        <style:tab-stops>
          <style:tab-stop style:position="15.238cm" style:type="right" style:leader-style="dotted" style:leader-text="."/>
        </style:tab-stops>
      </style:paragraph-properties>
    </style:style>
    <style:style style:name="P15" style:family="paragraph" style:parent-style-name="Contents_20_2">
      <style:paragraph-properties>
        <style:tab-stops>
          <style:tab-stop style:position="15.238cm" style:type="right" style:leader-style="dotted" style:leader-text="."/>
        </style:tab-stops>
      </style:paragraph-properties>
    </style:style>
    <style:style style:name="P16" style:family="paragraph" style:parent-style-name="Contents_20_3">
      <style:paragraph-properties>
        <style:tab-stops>
          <style:tab-stop style:position="15.238cm" style:type="right" style:leader-style="dotted" style:leader-text="."/>
        </style:tab-stops>
      </style:paragraph-properties>
    </style:style>
    <style:style style:name="P17" style:family="paragraph" style:parent-style-name="Contents_20_1">
      <style:paragraph-properties>
        <style:tab-stops>
          <style:tab-stop style:position="15.238cm" style:type="right" style:leader-style="dotted" style:leader-text="."/>
        </style:tab-stops>
      </style:paragraph-properties>
    </style:style>
    <style:style style:name="P18" style:family="paragraph" style:parent-style-name="Contents_20_2">
      <style:paragraph-properties>
        <style:tab-stops>
          <style:tab-stop style:position="15.238cm" style:type="right" style:leader-style="dotted" style:leader-text="."/>
        </style:tab-stops>
      </style:paragraph-properties>
    </style:style>
    <style:style style:name="P19" style:family="paragraph" style:parent-style-name="Contents_20_3">
      <style:paragraph-properties>
        <style:tab-stops>
          <style:tab-stop style:position="15.238cm" style:type="right" style:leader-style="dotted" style:leader-text="."/>
        </style:tab-stops>
      </style:paragraph-properties>
    </style:style>
    <style:style style:name="P20" style:family="paragraph" style:parent-style-name="Heading_20_2">
      <style:paragraph-properties fo:margin-top="0.353cm" fo:margin-bottom="0.499cm" style:contextual-spacing="false"/>
      <style:text-properties fo:language="en" fo:country="GB"/>
    </style:style>
    <style:style style:name="P21" style:family="paragraph" style:parent-style-name="Heading_20_2">
      <style:text-properties fo:language="en" fo:country="GB" officeooo:paragraph-rsid="0026df31"/>
    </style:style>
    <style:style style:name="P22" style:family="paragraph" style:parent-style-name="Heading_20_3">
      <style:text-properties officeooo:paragraph-rsid="0025901e"/>
    </style:style>
    <style:style style:name="P23" style:family="paragraph" style:parent-style-name="Heading_20_3">
      <style:text-properties officeooo:paragraph-rsid="0026df31"/>
    </style:style>
    <style:style style:name="P24" style:family="paragraph" style:parent-style-name="Heading_20_4">
      <style:paragraph-properties fo:margin-top="0cm" fo:margin-bottom="0.499cm" style:contextual-spacing="false"/>
    </style:style>
    <style:style style:name="P25" style:family="paragraph" style:parent-style-name="Heading_20_4">
      <style:text-properties officeooo:paragraph-rsid="0025901e"/>
    </style:style>
    <style:style style:name="P26" style:family="paragraph" style:parent-style-name="List_20_1" style:list-style-name="WWNum1">
      <style:text-properties fo:language="en" fo:country="GB"/>
    </style:style>
    <style:style style:name="P27" style:family="paragraph" style:parent-style-name="List_20_1" style:list-style-name="WWNum1">
      <style:text-properties fo:language="en" fo:country="GB" officeooo:paragraph-rsid="0020cb78"/>
    </style:style>
    <style:style style:name="P28" style:family="paragraph" style:parent-style-name="List_20_1" style:list-style-name="">
      <style:text-properties fo:language="en" fo:country="GB"/>
    </style:style>
    <style:style style:name="P29" style:family="paragraph" style:parent-style-name="List_20_1">
      <style:text-properties fo:language="en" fo:country="GB" officeooo:paragraph-rsid="0020cb78"/>
    </style:style>
    <style:style style:name="P30" style:family="paragraph" style:parent-style-name="Standard">
      <style:text-properties fo:language="en" fo:country="GB"/>
    </style:style>
    <style:style style:name="P31" style:family="paragraph" style:parent-style-name="Standard">
      <style:text-properties fo:language="en" fo:country="GB" officeooo:paragraph-rsid="0026df31"/>
    </style:style>
    <style:style style:name="P32" style:family="paragraph" style:parent-style-name="Standard">
      <style:text-properties officeooo:rsid="001f6630" officeooo:paragraph-rsid="0025901e"/>
    </style:style>
    <style:style style:name="P33" style:family="paragraph" style:parent-style-name="Standard">
      <style:text-properties officeooo:paragraph-rsid="0026df31"/>
    </style:style>
    <style:style style:name="P34" style:family="paragraph" style:parent-style-name="Standard">
      <style:paragraph-properties fo:text-align="start" style:justify-single-word="false"/>
    </style:style>
    <style:style style:name="P35" style:family="paragraph" style:parent-style-name="Text_20_body" style:list-style-name="L1"/>
    <style:style style:name="P36" style:family="paragraph" style:parent-style-name="Text_20_body" style:list-style-name="L1">
      <style:paragraph-properties fo:margin-top="0cm" fo:margin-bottom="0cm" style:contextual-spacing="false"/>
    </style:style>
    <style:style style:name="P37" style:family="paragraph" style:parent-style-name="Text_20_body" style:list-style-name="L2"/>
    <style:style style:name="P38" style:family="paragraph" style:parent-style-name="Text_20_body" style:list-style-name="L2">
      <style:paragraph-properties fo:margin-top="0cm" fo:margin-bottom="0cm" style:contextual-spacing="false"/>
    </style:style>
    <style:style style:name="T1" style:family="text">
      <style:text-properties fo:language="en" fo:country="GB"/>
    </style:style>
    <style:style style:name="T2" style:family="text">
      <style:text-properties officeooo:rsid="001c2666"/>
    </style:style>
    <style:style style:name="T3" style:family="text">
      <style:text-properties officeooo:rsid="001f9a6e"/>
    </style:style>
    <style:style style:name="T4" style:family="text">
      <style:text-properties officeooo:rsid="0020cb78"/>
    </style:style>
    <style:style style:name="T5" style:family="text">
      <style:text-properties officeooo:rsid="002371e9"/>
    </style:style>
    <style:style style:name="T6" style:family="text">
      <style:text-properties style:font-name="FreeSerif"/>
    </style:style>
    <style:style style:name="T7" style:family="text">
      <style:text-properties style:font-name="Liberation Sans"/>
    </style:style>
    <style:style style:name="T8" style:family="text">
      <style:text-properties officeooo:rsid="0026df3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3">BML</text:span> API Documentation <text:s text:c="81"/></text:p>
      <text:table-of-content text:style-name="Sect1" text:protected="true" text:name="Innehållsförteckning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rotected="true">
            <text:p text:style-name="Contents_20_Heading">Table of contents</text:p>
          </text:index-title>
          <text:p text:style-name="P14"><text:a xlink:type="simple" xlink:href="#__RefHeading___Toc417_1727389479" text:style-name="Index_20_Link" text:visited-style-name="Index_20_Link">Overview<text:tab/>4</text:a></text:p>
          <text:p text:style-name="P15"><text:a xlink:type="simple" xlink:href="#__RefHeading___Toc419_1727389479" text:style-name="Index_20_Link" text:visited-style-name="Index_20_Link">Class Template<text:tab/>4</text:a></text:p>
          <text:p text:style-name="P15"><text:a xlink:type="simple" xlink:href="#__RefHeading___Toc421_1727389479" text:style-name="Index_20_Link" text:visited-style-name="Index_20_Link">Constructors<text:tab/>4</text:a></text:p>
          <text:p text:style-name="P16"><text:a xlink:type="simple" xlink:href="#__RefHeading___Toc423_1727389479" text:style-name="Index_20_Link" text:visited-style-name="Index_20_Link">Matrix(unsigned int numRows, unsigned int numCols)<text:tab/>4</text:a></text:p>
          <text:p text:style-name="P16"><text:a xlink:type="simple" xlink:href="#__RefHeading___Toc423_1727389479%20kopiera%201" text:style-name="Index_20_Link" text:visited-style-name="Index_20_Link">Matrix(const Matrix&lt;T&gt;&amp; oldMatrix)<text:tab/>4</text:a></text:p>
          <text:p text:style-name="P15"><text:a xlink:type="simple" xlink:href="#__RefHeading___Toc425_1727389479" text:style-name="Index_20_Link" text:visited-style-name="Index_20_Link">Member Functions<text:tab/>4</text:a></text:p>
          <text:p text:style-name="P16"><text:a xlink:type="simple" xlink:href="#__RefHeading___Toc427_1727389479" text:style-name="Index_20_Link" text:visited-style-name="Index_20_Link">unsigned int numRows() const<text:tab/>4</text:a></text:p>
          <text:p text:style-name="P16"><text:a xlink:type="simple" xlink:href="#__RefHeading___Toc429_1727389479" text:style-name="Index_20_Link" text:visited-style-name="Index_20_Link">unsigned int numCols() const<text:tab/>5</text:a></text:p>
          <text:p text:style-name="P16"><text:a xlink:type="simple" xlink:href="#__RefHeading___Toc431_1727389479" text:style-name="Index_20_Link" text:visited-style-name="Index_20_Link">std::vector&lt;T&gt;&amp; operator[](unsigned int row)<text:tab/>5</text:a></text:p>
          <text:p text:style-name="P16"><text:a xlink:type="simple" xlink:href="#__RefHeading___Toc433_1727389479" text:style-name="Index_20_Link" text:visited-style-name="Index_20_Link">const std::vector&lt;T&gt;&amp; operator[](unsigned int row) const<text:tab/>5</text:a></text:p>
          <text:p text:style-name="P16"><text:a xlink:type="simple" xlink:href="#__RefHeading___Toc435_1727389479" text:style-name="Index_20_Link" text:visited-style-name="Index_20_Link">void initFromByteStream(const char* byteStream, unsigned int byteSize)<text:tab/>5</text:a></text:p>
          <text:p text:style-name="P16"><text:a xlink:type="simple" xlink:href="#__RefHeading___Toc437_1727389479" text:style-name="Index_20_Link" text:visited-style-name="Index_20_Link">std::vector&lt;char&gt; toByteStream() const<text:tab/>5</text:a></text:p>
          <text:p text:style-name="P16"><text:a xlink:type="simple" xlink:href="#__RefHeading___Toc439_1727389479" text:style-name="Index_20_Link" text:visited-style-name="Index_20_Link">Matrix copy(unsigned int startRow = 0, unsigned int startCol = 0, int endRow = -1, int endCol = -1) const<text:tab/>5</text:a></text:p>
          <text:p text:style-name="P16"><text:a xlink:type="simple" xlink:href="#__RefHeading___Toc441_1727389479" text:style-name="Index_20_Link" text:visited-style-name="Index_20_Link">void paste(const Matrix&amp; source, unsigned int destRow = 0, unsigned int destCol = 0)<text:tab/>6</text:a></text:p>
          <text:p text:style-name="P16"><text:a xlink:type="simple" xlink:href="#__RefHeading___Toc443_1727389479" text:style-name="Index_20_Link" text:visited-style-name="Index_20_Link">bool all(std::function&lt;bool(T)&gt; condition) const<text:tab/>6</text:a></text:p>
          <text:p text:style-name="P16"><text:a xlink:type="simple" xlink:href="#__RefHeading___Toc445_1727389479" text:style-name="Index_20_Link" text:visited-style-name="Index_20_Link">Matrix&lt;T&gt; where(std::function&lt;bool(T)&gt; condition, T trueValue, T falseValue) const<text:tab/>6</text:a></text:p>
          <text:p text:style-name="P15"><text:a xlink:type="simple" xlink:href="#__RefHeading___Toc447_1727389479" text:style-name="Index_20_Link" text:visited-style-name="Index_20_Link">Iterator<text:tab/>6</text:a></text:p>
          <text:p text:style-name="P16"><text:a xlink:type="simple" xlink:href="#__RefHeading___Toc576_1187657532" text:style-name="Index_20_Link" text:visited-style-name="Index_20_Link">enum class TraversalType<text:tab/>6</text:a></text:p>
          <text:p text:style-name="P16"><text:a xlink:type="simple" xlink:href="#__RefHeading___Toc449_1727389479" text:style-name="Index_20_Link" text:visited-style-name="Index_20_Link">Iterator(Matrix&lt;T&gt;&amp; mat, signed long r, signed long c, TraversalType traversalType = TraversalType::Row)<text:tab/>6</text:a></text:p>
          <text:p text:style-name="P16"><text:a xlink:type="simple" xlink:href="#__RefHeading___Toc451_1727389479" text:style-name="Index_20_Link" text:visited-style-name="Index_20_Link">Iterator&amp; operator++()<text:tab/>6</text:a></text:p>
          <text:p text:style-name="P16"><text:a xlink:type="simple" xlink:href="#__RefHeading___Toc453_1727389479" text:style-name="Index_20_Link" text:visited-style-name="Index_20_Link"><text:soft-page-break/>bool operator==(const Iterator&amp; other) const<text:tab/>7</text:a></text:p>
          <text:p text:style-name="P16"><text:a xlink:type="simple" xlink:href="#__RefHeading___Toc455_1727389479" text:style-name="Index_20_Link" text:visited-style-name="Index_20_Link">bool operator!=(const Iterator&amp; other) const<text:tab/>7</text:a></text:p>
          <text:p text:style-name="P16"><text:a xlink:type="simple" xlink:href="#__RefHeading___Toc457_1727389479" text:style-name="Index_20_Link" text:visited-style-name="Index_20_Link">std::tuple&lt;unsigned int, unsigned int, T&gt; operator*() const<text:tab/>7</text:a></text:p>
          <text:p text:style-name="P15"><text:a xlink:type="simple" xlink:href="#__RefHeading___Toc978_2650004031" text:style-name="Index_20_Link" text:visited-style-name="Index_20_Link">ConstIterator<text:tab/>7</text:a></text:p>
          <text:p text:style-name="P16"><text:a xlink:type="simple" xlink:href="#__RefHeading___Toc576_1187657532%20kopiera%201" text:style-name="Index_20_Link" text:visited-style-name="Index_20_Link">enum class TraversalType<text:tab/>7</text:a></text:p>
          <text:p text:style-name="P15"><text:a xlink:type="simple" xlink:href="#__RefHeading___Toc459_1727389479" text:style-name="Index_20_Link" text:visited-style-name="Index_20_Link">Arithmetic Operators<text:tab/>8</text:a></text:p>
          <text:p text:style-name="P16"><text:a xlink:type="simple" xlink:href="#__RefHeading___Toc580_1187657532" text:style-name="Index_20_Link" text:visited-style-name="Index_20_Link">Matrix Operators<text:tab/>8</text:a></text:p>
          <text:p text:style-name="P16"><text:a xlink:type="simple" xlink:href="#__RefHeading___Toc461_1727389479" text:style-name="Index_20_Link" text:visited-style-name="Index_20_Link">Matrix&lt;T&gt; operator+(const Matrix&lt;T&gt;&amp; other) const<text:tab/>8</text:a></text:p>
          <text:p text:style-name="P16"><text:a xlink:type="simple" xlink:href="#__RefHeading___Toc463_1727389479" text:style-name="Index_20_Link" text:visited-style-name="Index_20_Link">Matrix&lt;T&gt; operator-(const Matrix&lt;T&gt;&amp; other) const<text:tab/>8</text:a></text:p>
          <text:p text:style-name="P16"><text:a xlink:type="simple" xlink:href="#__RefHeading___Toc465_1727389479" text:style-name="Index_20_Link" text:visited-style-name="Index_20_Link">Matrix&lt;T&gt; operator*(const Matrix&lt;T&gt;&amp; other) const<text:tab/>8</text:a></text:p>
          <text:p text:style-name="P16"><text:a xlink:type="simple" xlink:href="#__RefHeading___Toc467_1727389479" text:style-name="Index_20_Link" text:visited-style-name="Index_20_Link">Matrix&lt;T&gt; operator/(const Matrix&lt;T&gt;&amp; other) const<text:tab/>8</text:a></text:p>
          <text:p text:style-name="P16"><text:a xlink:type="simple" xlink:href="#__RefHeading___Toc469_1727389479" text:style-name="Index_20_Link" text:visited-style-name="Index_20_Link">Matrix&lt;T&gt; operator%(const Matrix&lt;T&gt;&amp; other) const<text:tab/>8</text:a></text:p>
          <text:p text:style-name="P15"><text:a xlink:type="simple" xlink:href="#__RefHeading___Toc471_1727389479" text:style-name="Index_20_Link" text:visited-style-name="Index_20_Link">Scalar Operators<text:tab/>9</text:a></text:p>
          <text:p text:style-name="P16"><text:a xlink:type="simple" xlink:href="#__RefHeading___Toc473_1727389479" text:style-name="Index_20_Link" text:visited-style-name="Index_20_Link">Matrix&lt;T&gt; operator+(const T&amp; scalar) const<text:tab/>9</text:a></text:p>
          <text:p text:style-name="P16"><text:a xlink:type="simple" xlink:href="#__RefHeading___Toc475_1727389479" text:style-name="Index_20_Link" text:visited-style-name="Index_20_Link">Matrix&lt;T&gt; operator-(const T&amp; scalar) const<text:tab/>9</text:a></text:p>
          <text:p text:style-name="P16"><text:a xlink:type="simple" xlink:href="#__RefHeading___Toc477_1727389479" text:style-name="Index_20_Link" text:visited-style-name="Index_20_Link">Matrix&lt;T&gt; operator*(const T&amp; scalar) const<text:tab/>9</text:a></text:p>
          <text:p text:style-name="P16"><text:a xlink:type="simple" xlink:href="#__RefHeading___Toc479_1727389479" text:style-name="Index_20_Link" text:visited-style-name="Index_20_Link">Matrix&lt;T&gt; operator/(const T&amp; scalar) const<text:tab/>9</text:a></text:p>
          <text:p text:style-name="P16"><text:a xlink:type="simple" xlink:href="#__RefHeading___Toc481_1727389479" text:style-name="Index_20_Link" text:visited-style-name="Index_20_Link">Matrix&lt;T&gt; operator%(const T&amp; scalar) const<text:tab/>9</text:a></text:p>
          <text:p text:style-name="P15"><text:a xlink:type="simple" xlink:href="#__RefHeading___Toc471_1727389479%20kopiera%202" text:style-name="Index_20_Link" text:visited-style-name="Index_20_Link">Comparison Operators<text:tab/>9</text:a></text:p>
          <text:p text:style-name="P16"><text:a xlink:type="simple" xlink:href="#__RefHeading___Toc980_2650004031" text:style-name="Index_20_Link" text:visited-style-name="Index_20_Link">template&lt;typename T&gt; bool operator==(const Matrix&lt;T&gt;&amp; lhs, const Matrix&lt;T&gt;&amp; rhs);<text:tab/>9</text:a></text:p>
          <text:p text:style-name="P16"><text:a xlink:type="simple" xlink:href="#__RefHeading___Toc982_2650004031" text:style-name="Index_20_Link" text:visited-style-name="Index_20_Link">template&lt;typename T&gt; bool operator!=(const Matrix&lt;T&gt;&amp; lhs, const Matrix&lt;T&gt;&amp; rhs);<text:tab/>9</text:a></text:p>
          <text:p text:style-name="P16"><text:a xlink:type="simple" xlink:href="#__RefHeading___Toc984_2650004031" text:style-name="Index_20_Link" text:visited-style-name="Index_20_Link">template&lt;typename T&gt; bool operator&lt;(const Matrix&lt;T&gt;&amp; lhs, const Matrix&lt;T&gt;&amp; rhs);<text:tab/>9</text:a></text:p>
          <text:p text:style-name="P16"><text:a xlink:type="simple" xlink:href="#__RefHeading___Toc986_2650004031" text:style-name="Index_20_Link" text:visited-style-name="Index_20_Link">template&lt;typename T&gt; bool operator&gt;(const Matrix&lt;T&gt;&amp; lhs, const Matrix&lt;T&gt;&amp; rhs);<text:tab/>9</text:a></text:p>
          <text:p text:style-name="P16"><text:a xlink:type="simple" xlink:href="#__RefHeading___Toc988_2650004031" text:style-name="Index_20_Link" text:visited-style-name="Index_20_Link"><text:soft-page-break/>template&lt;typename T&gt; bool operator&lt;=(const Matrix&lt;T&gt;&amp; lhs, const Matrix&lt;T&gt;&amp; rhs);<text:tab/>9</text:a></text:p>
          <text:p text:style-name="P16"><text:a xlink:type="simple" xlink:href="#__RefHeading___Toc990_2650004031" text:style-name="Index_20_Link" text:visited-style-name="Index_20_Link">template&lt;typename T&gt; bool operator&gt;=(const Matrix&lt;T&gt;&amp; lhs, const Matrix&lt;T&gt;&amp; rhs);<text:tab/>9</text:a></text:p>
        </text:index-body>
      </text:table-of-content>
      <text:h text:style-name="P5" text:outline-level="1"/>
      <text:h text:style-name="P5" text:outline-level="1"/>
      <text:h text:style-name="P6" text:outline-level="1"><text:bookmark-start text:name="__RefHeading___Toc417_1727389479"/>Overview <text:s text:c="85"/><text:bookmark-end text:name="__RefHeading___Toc417_1727389479"/></text:h>
      <text:p text:style-name="P4">The `Matrix` class provides a two-dimensional matrix structure with support for common operations such as matrix arithmetic, element-wise traversal, and advanced traversal strategies (e.g., row, column, diagonal, and anti-diagonal traversal). The class also supports streaming matrices to and from byte arrays and provides iterators for custom traversal orders.</text:p>
      <text:h text:style-name="P1" text:outline-level="2"><text:bookmark-start text:name="__RefHeading___Toc419_1727389479"/>Class Template <text:s text:c="46"/><text:bookmark-end text:name="__RefHeading___Toc419_1727389479"/></text:h>
      <text:p text:style-name="Programing_20_example"><text:span text:style-name="User_20_Entry"><text:span text:style-name="T1">template&lt;typename T&gt;</text:span></text:span></text:p>
      <text:p text:style-name="Programing_20_example"><text:span text:style-name="User_20_Entry"><text:span text:style-name="T1">class Matrix;</text:span></text:span></text:p>
      <text:p text:style-name="P4">The `Matrix` class is a template that accepts any type `T` and allows operations on a two-dimensional grid of elements of type `T`. Arithmetic operations are restricted to arithmetic types (integral or floating point types).</text:p>
      <text:h text:style-name="P2" text:outline-level="2"><text:bookmark-start text:name="__RefHeading___Toc421_1727389479"/>Constructors<text:bookmark-end text:name="__RefHeading___Toc421_1727389479"/></text:h>
      <text:h text:style-name="Heading_20_3" text:outline-level="3"><text:bookmark-start text:name="__RefHeading___Toc423_1727389479"/>Matrix(unsigned int numRows, unsigned int numCols)<text:bookmark-end text:name="__RefHeading___Toc423_1727389479"/></text:h>
      <text:p text:style-name="P4">Constructs a matrix with a given number of rows and columns.</text:p>
      <text:p text:style-name="P4">- Parameters:</text:p>
      <text:list text:style-name="WWNum1">
        <text:list-item>
          <text:p text:style-name="P26"><text:s text:c="2"/>- `numRows`: The number of rows in the matrix.</text:p>
        </text:list-item>
        <text:list-item>
          <text:p text:style-name="P26"><text:s text:c="2"/>- `numCols`: The number of columns in the matrix.</text:p>
        </text:list-item>
      </text:list>
      <text:p text:style-name="P28"/>
      <text:h text:style-name="P13" text:outline-level="3"><text:bookmark-start text:name="__RefHeading___Toc423_1727389479 kopiera 1"/>Matrix(<text:span text:style-name="T5">const </text:span>Matrix&lt;T&gt;&amp; oldMatrix)<text:bookmark-end text:name="__RefHeading___Toc423_1727389479 kopiera 1"/></text:h>
      <text:p text:style-name="P10">Constructs a <text:span text:style-name="T4">copy of the old matrix</text:span>.</text:p>
      <text:p text:style-name="P10">- Parameters:</text:p>
      <text:list text:continue-numbering="true" text:style-name="WWNum1">
        <text:list-item>
          <text:p text:style-name="P27"><text:s text:c="2"/><text:span text:style-name="T5">const </text:span>Matrix&lt;T&gt;&amp; oldMatrix: <text:span text:style-name="T4">a reference to the matrix that is to be copied. </text:span></text:p>
          <text:p text:style-name="P29"/>
        </text:list-item>
      </text:list>
      <text:h text:style-name="P2" text:outline-level="2"><text:bookmark-start text:name="__RefHeading___Toc425_1727389479"/>Member Functions<text:bookmark-end text:name="__RefHeading___Toc425_1727389479"/></text:h>
      <text:p text:style-name="P8">The member function is available for all data types including the std::string and void<text:span text:style-name="T2">*</text:span>. </text:p>
      <text:h text:style-name="P3" text:outline-level="3"><text:bookmark-start text:name="__RefHeading___Toc427_1727389479"/>unsigned int numRows() const <text:s text:c="149"/><text:bookmark-end text:name="__RefHeading___Toc427_1727389479"/></text:h>
      <text:p text:style-name="P4">Returns the number of rows in the matrix.</text:p>
      <text:p text:style-name="P4">- Returns: The number of rows as an unsigned integer.</text:p>
      <text:h text:style-name="P3" text:outline-level="3"><text:bookmark-start text:name="__RefHeading___Toc429_1727389479"/><text:soft-page-break/>unsigned int numCols() const<text:bookmark-end text:name="__RefHeading___Toc429_1727389479"/></text:h>
      <text:p text:style-name="P4">Returns the number of columns in the matrix.</text:p>
      <text:p text:style-name="P4">- Returns: The number of columns as an unsigned integer.</text:p>
      <text:h text:style-name="P3" text:outline-level="3"><text:bookmark-start text:name="__RefHeading___Toc431_1727389479"/>std::vector&lt;T&gt;&amp; operator[](unsigned int row)<text:bookmark-end text:name="__RefHeading___Toc431_1727389479"/></text:h>
      <text:p text:style-name="P4">Accesses the elements of the matrix by row index.</text:p>
      <text:p text:style-name="P4">- Parameters:</text:p>
      <text:list text:continue-numbering="true" text:style-name="WWNum1">
        <text:list-item>
          <text:p text:style-name="P26"><text:s text:c="2"/>- `row`: The index of the row to access.</text:p>
        </text:list-item>
      </text:list>
      <text:p text:style-name="P4">- Returns: A reference to the vector representing the row.</text:p>
      <text:h text:style-name="P3" text:outline-level="3"><text:bookmark-start text:name="__RefHeading___Toc433_1727389479"/>const std::vector&lt;T&gt;&amp; operator[](unsigned int row) const<text:bookmark-end text:name="__RefHeading___Toc433_1727389479"/></text:h>
      <text:p text:style-name="P4">Const version of the row access operator.</text:p>
      <text:p text:style-name="P4">- Parameters:</text:p>
      <text:list text:continue-numbering="true" text:style-name="WWNum1">
        <text:list-item>
          <text:p text:style-name="P26"><text:s text:c="2"/>- `row`: The index of the row to access.</text:p>
        </text:list-item>
      </text:list>
      <text:p text:style-name="P4">- Returns: A constant reference to the vector representing the row.</text:p>
      <text:h text:style-name="P3" text:outline-level="3"><text:bookmark-start text:name="__RefHeading___Toc435_1727389479"/>void initFromByteStream(const char* byteStream, unsigned int byteSize)<text:bookmark-end text:name="__RefHeading___Toc435_1727389479"/></text:h>
      <text:p text:style-name="P4">Initialises the matrix from a byte stream.</text:p>
      <text:p text:style-name="P4">- Parameters:</text:p>
      <text:list text:continue-numbering="true" text:style-name="WWNum1">
        <text:list-item>
          <text:p text:style-name="P26"><text:s text:c="2"/>- `byteStream`: A pointer to a byte stream containing matrix data.</text:p>
        </text:list-item>
        <text:list-item>
          <text:p text:style-name="P26"><text:s text:c="2"/>- `byteSize`: The size of the byte stream.</text:p>
        </text:list-item>
      </text:list>
      <text:h text:style-name="P3" text:outline-level="3"><text:bookmark-start text:name="__RefHeading___Toc437_1727389479"/>std::vector&lt;char&gt; toByteStream() const<text:bookmark-end text:name="__RefHeading___Toc437_1727389479"/></text:h>
      <text:p text:style-name="P4">Serialises the matrix into a byte stream.</text:p>
      <text:p text:style-name="P4">- Returns: A `std::vector&lt;char&gt;` representing the matrix data in byte form.</text:p>
      <text:h text:style-name="P3" text:outline-level="3"><text:bookmark-start text:name="__RefHeading___Toc439_1727389479"/>Matrix copy(unsigned int startRow = 0, unsigned int startCol = 0, int endRow = -1, int endCol = -1) const<text:bookmark-end text:name="__RefHeading___Toc439_1727389479"/></text:h>
      <text:p text:style-name="P4">Creates a copy of a portion of the matrix.</text:p>
      <text:p text:style-name="P4">- Parameters:</text:p>
      <text:list text:continue-numbering="true" text:style-name="WWNum1">
        <text:list-item>
          <text:p text:style-name="P26"><text:s text:c="2"/>- `startRow`: Starting row index (default = 0).</text:p>
        </text:list-item>
        <text:list-item>
          <text:p text:style-name="P26"><text:s text:c="2"/>- `startCol`: Starting column index (default = 0).</text:p>
        </text:list-item>
        <text:list-item>
          <text:p text:style-name="P26"><text:s text:c="2"/>- `endRow`: Ending row index (default = -1, indicating last row).</text:p>
        </text:list-item>
        <text:list-item>
          <text:p text:style-name="P26"><text:s text:c="2"/>- `endCol`: Ending column index (default = -1, indicating last column).</text:p>
        </text:list-item>
      </text:list>
      <text:p text:style-name="P4">- Returns: A `Matrix` object representing the copied sub-matrix.</text:p>
      <text:h text:style-name="P3" text:outline-level="3"><text:bookmark-start text:name="__RefHeading___Toc441_1727389479"/><text:soft-page-break/>void paste(const Matrix&amp; source, unsigned int destRow = 0, unsigned int destCol = 0)<text:bookmark-end text:name="__RefHeading___Toc441_1727389479"/></text:h>
      <text:p text:style-name="P4">Pastes a source matrix into the current matrix starting at a specified row and column.</text:p>
      <text:p text:style-name="P4">- Parameters:</text:p>
      <text:list text:continue-numbering="true" text:style-name="WWNum1">
        <text:list-item>
          <text:p text:style-name="P26"><text:s text:c="2"/>- `source`: The matrix to paste into the current matrix.</text:p>
        </text:list-item>
        <text:list-item>
          <text:p text:style-name="P26"><text:s text:c="2"/>- `destRow`: The starting row in the destination matrix.</text:p>
        </text:list-item>
        <text:list-item>
          <text:p text:style-name="P26"><text:s text:c="2"/>- `destCol`: The starting column in the destination matrix.</text:p>
        </text:list-item>
      </text:list>
      <text:h text:style-name="P3" text:outline-level="3"><text:bookmark-start text:name="__RefHeading___Toc443_1727389479"/>bool all(std::function&lt;bool(T)&gt; condition) const<text:bookmark-end text:name="__RefHeading___Toc443_1727389479"/></text:h>
      <text:p text:style-name="P4">Checks if all elements in the matrix satisfy a given condition.</text:p>
      <text:h text:style-name="P3" text:outline-level="3"><text:bookmark-start text:name="__RefHeading___Toc445_1727389479"/>Matrix&lt;T&gt; where(std::function&lt;bool(T)&gt; condition, T trueValue, T falseValue) const<text:bookmark-end text:name="__RefHeading___Toc445_1727389479"/></text:h>
      <text:p text:style-name="P4">Applies a conditional transformation on the matrix elements.</text:p>
      <text:h text:style-name="P2" text:outline-level="2"><text:bookmark-start text:name="__RefHeading___Toc447_1727389479"/>Iterator<text:bookmark-end text:name="__RefHeading___Toc447_1727389479"/></text:h>
      <text:p text:style-name="P9">This is a nested class providing traversal over the matrix elements based on a specified `TraversalType`. <text:span text:style-name="T2">The iterator uses signed longs to make sure that a unsigned standard int will fit inside. </text:span></text:p>
      <text:h text:style-name="Heading_20_3" text:outline-level="3"><text:bookmark-start text:name="__RefHeading___Toc576_1187657532"/>enum class TraversalType<text:bookmark-end text:name="__RefHeading___Toc576_1187657532"/></text:h>
      <text:p text:style-name="P12">The TraversalType enumeration defines the possible traversal strategies for iterating over the matrix. It is used by the Iterator class to determine the traversal order.</text:p>
      <text:h text:style-name="Heading_20_4" text:outline-level="4"><text:bookmark-start text:name="__RefHeading___Toc578_1187657532"/>Enumerators:<text:bookmark-end text:name="__RefHeading___Toc578_1187657532"/></text:h>
      <text:p text:style-name="P12">- Row</text:p>
      <text:p text:style-name="P12"><text:s text:c="4"/>- Traverse row by row from the top-left to the bottom-right of the matrix.</text:p>
      <text:p text:style-name="P12">- Column</text:p>
      <text:p text:style-name="P12"><text:s text:c="4"/>- Traverse column by column from the top-left to the bottom-right of the matrix.</text:p>
      <text:p text:style-name="P12">- Diagonal</text:p>
      <text:p text:style-name="P12"><text:s text:c="4"/>- Traverse diagonally from the top-left to the bottom-right of the matrix.</text:p>
      <text:p text:style-name="P12">- AntiDiagonal</text:p>
      <text:p text:style-name="P12"><text:s text:c="4"/>- Traverse anti-diagonally from the top-right to the bottom-left of the matrix.</text:p>
      <text:h text:style-name="P3" text:outline-level="3"><text:bookmark-start text:name="__RefHeading___Toc449_1727389479"/>Iterator(Matrix&lt;T&gt;&amp; mat, signed long r, signed long c, TraversalType traversalType = TraversalType::Row)<text:bookmark-end text:name="__RefHeading___Toc449_1727389479"/></text:h>
      <text:p text:style-name="P4">Initialises an iterator at a specific position in the matrix.</text:p>
      <text:h text:style-name="P3" text:outline-level="3"><text:bookmark-start text:name="__RefHeading___Toc451_1727389479"/>Iterator&amp; operator++()<text:bookmark-end text:name="__RefHeading___Toc451_1727389479"/></text:h>
      <text:p text:style-name="P4">Increments the iterator.</text:p>
      <text:h text:style-name="P3" text:outline-level="3"><text:bookmark-start text:name="__RefHeading___Toc453_1727389479"/><text:soft-page-break/>bool operator==(const Iterator&amp; other) const<text:bookmark-end text:name="__RefHeading___Toc453_1727389479"/></text:h>
      <text:p text:style-name="P4">Checks for equality between two iterators.</text:p>
      <text:h text:style-name="P3" text:outline-level="3"><text:bookmark-start text:name="__RefHeading___Toc455_1727389479"/>bool operator!=(const Iterator&amp; other) const<text:bookmark-end text:name="__RefHeading___Toc455_1727389479"/></text:h>
      <text:p text:style-name="P4">Checks for inequality between two iterators.</text:p>
      <text:h text:style-name="P3" text:outline-level="3"><text:bookmark-start text:name="__RefHeading___Toc457_1727389479"/>std::tuple&lt;unsigned int, unsigned int, T&gt; operator*() const<text:bookmark-end text:name="__RefHeading___Toc457_1727389479"/></text:h>
      <text:p text:style-name="P4">Dereferences the iterator and returns a tuple of the current row, column, and value.</text:p>
      <text:h text:style-name="P20" text:outline-level="2"><text:bookmark-start text:name="__RefHeading___Toc978_2650004031"/>ConstIterator<text:bookmark-end text:name="__RefHeading___Toc978_2650004031"/></text:h>
      <text:p text:style-name="Text_20_body"><text:span text:style-name="T6">This is a nested class providing </text:span><text:span text:style-name="Strong_20_Emphasis"><text:span text:style-name="T6">read-only</text:span></text:span><text:span text:style-name="T6"> traversal over the matrix elements based on a specified </text:span><text:span text:style-name="Source_20_Text"><text:span text:style-name="T6">TraversalType</text:span></text:span><text:span text:style-name="T6">. Much like the non-const </text:span><text:span text:style-name="Source_20_Text"><text:span text:style-name="T6">Iterator</text:span></text:span><text:span text:style-name="T6">, it uses signed longs for </text:span><text:span text:style-name="Source_20_Text"><text:span text:style-name="T6">row</text:span></text:span><text:span text:style-name="T6"> and </text:span><text:span text:style-name="Source_20_Text"><text:span text:style-name="T6">col</text:span></text:span><text:span text:style-name="T6"> to ensure that a standard unsigned int fits inside.</text:span></text:p>
      <text:h text:style-name="P22" text:outline-level="3"><text:bookmark-start text:name="__RefHeading___Toc576_1187657532 kopiera 1"/>enum class TraversalType<text:bookmark-end text:name="__RefHeading___Toc576_1187657532 kopiera 1"/></text:h>
      <text:p text:style-name="P32">The TraversalType enumeration defines the possible traversal strategies for iterating over the matrix. It is used by the Iterator class to determine the traversal order.</text:p>
      <text:h text:style-name="P25" text:outline-level="4"><text:bookmark-start text:name="__RefHeading___Toc578_1187657532 kopiera 1"/>Enumerators:<text:bookmark-end text:name="__RefHeading___Toc578_1187657532 kopiera 1"/></text:h>
      <text:p text:style-name="P32">- Row</text:p>
      <text:p text:style-name="P32"><text:s text:c="4"/>- Traverse row by row from the top-left to the bottom-right of the matrix.</text:p>
      <text:p text:style-name="P32">- Column</text:p>
      <text:p text:style-name="P32"><text:s text:c="4"/>- Traverse column by column from the top-left to the bottom-right of the matrix.</text:p>
      <text:p text:style-name="P32">- Diagonal</text:p>
      <text:p text:style-name="P32"><text:s text:c="4"/>- Traverse diagonally from the top-left to the bottom-right of the matrix.</text:p>
      <text:p text:style-name="P32">- AntiDiagonal</text:p>
      <text:p text:style-name="P32"><text:s text:c="4"/>- Traverse anti-diagonally from the top-right to the bottom-left of the matrix.</text:p>
      <text:h text:style-name="P24" text:outline-level="4">ConstIterator(const Matrix&lt;T&gt;&amp; mat, signed long r, signed long c, TraversalType traversalType = TraversalType::Row)</text:h>
      <text:p text:style-name="Text_20_body">Initialises a <text:span text:style-name="Strong_20_Emphasis">const</text:span> iterator at a specific position in the matrix.</text:p>
      <text:list text:style-name="L1">
        <text:list-item>
          <text:p text:style-name="P36"><text:span text:style-name="Strong_20_Emphasis">mat</text:span>: A reference to a <text:span text:style-name="Strong_20_Emphasis">const</text:span> <text:span text:style-name="Source_20_Text">Matrix&lt;T&gt;</text:span>. </text:p>
        </text:list-item>
        <text:list-item>
          <text:p text:style-name="P36"><text:span text:style-name="Strong_20_Emphasis">r</text:span> and <text:span text:style-name="Strong_20_Emphasis">c</text:span>: The starting row and column indices. </text:p>
        </text:list-item>
        <text:list-item>
          <text:p text:style-name="P35"><text:span text:style-name="Strong_20_Emphasis">traversalType</text:span>: Defines whether iteration proceeds by row, column, diagonal, or anti-diagonal (default is <text:span text:style-name="Source_20_Text">Row</text:span>). </text:p>
        </text:list-item>
      </text:list>
      <text:h text:style-name="P24" text:outline-level="4"><text:soft-page-break/>ConstIterator&amp; operator++()</text:h>
      <text:p text:style-name="Text_20_body">Increments the iterator in the same way as the non-const iterator, but read-only. The logic depends on <text:span text:style-name="Source_20_Text">traversalType</text:span>:</text:p>
      <text:list text:style-name="L2">
        <text:list-item>
          <text:p text:style-name="P38"><text:span text:style-name="Strong_20_Emphasis">Row</text:span>: Increment column until the end, then move to the next row. </text:p>
        </text:list-item>
        <text:list-item>
          <text:p text:style-name="P38"><text:span text:style-name="Strong_20_Emphasis">Column</text:span>: Increment row until the end, then move to the next column. </text:p>
        </text:list-item>
        <text:list-item>
          <text:p text:style-name="P38"><text:span text:style-name="Strong_20_Emphasis">Diagonal</text:span>: Increment both row and column. </text:p>
        </text:list-item>
        <text:list-item>
          <text:p text:style-name="P37"><text:span text:style-name="Strong_20_Emphasis">AntiDiagonal</text:span>: Increment row and decrement column. </text:p>
        </text:list-item>
      </text:list>
      <text:h text:style-name="P24" text:outline-level="4">bool operator==(const ConstIterator&amp; other) const</text:h>
      <text:p text:style-name="Text_20_body">Checks for equality between two const-iterators, returning true if they refer to the same matrix and the same <text:span text:style-name="Source_20_Text">(row, col)</text:span> indices.</text:p>
      <text:h text:style-name="P24" text:outline-level="4">bool operator!=(const ConstIterator&amp; other) const</text:h>
      <text:p text:style-name="Text_20_body">Checks for inequality between two const-iterators.</text:p>
      <text:h text:style-name="P24" text:outline-level="4">std::tuple&lt;unsigned int, unsigned int, const T&amp;&gt; operator*() const</text:h>
      <text:p text:style-name="Text_20_body"><text:span text:style-name="T6">Dereferences the const-iterator and returns a tuple of the current row, column, and a </text:span><text:span text:style-name="Strong_20_Emphasis"><text:span text:style-name="T6">read-only reference</text:span></text:span><text:span text:style-name="T6"> (</text:span><text:span text:style-name="Source_20_Text"><text:span text:style-name="T6">const T&amp;</text:span></text:span><text:span text:style-name="T6">) to the value at that position in the matrix.</text:span></text:p>
      <text:p text:style-name="P4"/>
      <text:h text:style-name="Heading_20_2" text:outline-level="2"><text:bookmark-start text:name="__RefHeading___Toc459_1727389479"/>Arithmetic Operators<text:bookmark-end text:name="__RefHeading___Toc459_1727389479"/></text:h>
      <text:p text:style-name="P11">These are only available for arithmetic types, not std::string and void*.</text:p>
      <text:h text:style-name="Heading_20_3" text:outline-level="3"><text:bookmark-start text:name="__RefHeading___Toc580_1187657532"/><text:span text:style-name="T2">Matrix Operators</text:span> <text:bookmark-end text:name="__RefHeading___Toc580_1187657532"/></text:h>
      <text:h text:style-name="P3" text:outline-level="3"><text:bookmark-start text:name="__RefHeading___Toc461_1727389479"/>Matrix&lt;T&gt; operator+(const Matrix&lt;T&gt;&amp; other) const<text:bookmark-end text:name="__RefHeading___Toc461_1727389479"/></text:h>
      <text:p text:style-name="P4">Performs element-wise addition with another matrix.</text:p>
      <text:h text:style-name="P3" text:outline-level="3"><text:bookmark-start text:name="__RefHeading___Toc463_1727389479"/>Matrix&lt;T&gt; operator-(const Matrix&lt;T&gt;&amp; other) const<text:bookmark-end text:name="__RefHeading___Toc463_1727389479"/></text:h>
      <text:p text:style-name="P4">Performs element-wise subtraction with another matrix.</text:p>
      <text:h text:style-name="P3" text:outline-level="3"><text:bookmark-start text:name="__RefHeading___Toc465_1727389479"/>Matrix&lt;T&gt; operator*(const Matrix&lt;T&gt;&amp; other) const<text:bookmark-end text:name="__RefHeading___Toc465_1727389479"/></text:h>
      <text:p text:style-name="P4">Performs element-wise multiplication with another matrix.</text:p>
      <text:h text:style-name="P3" text:outline-level="3"><text:bookmark-start text:name="__RefHeading___Toc467_1727389479"/>Matrix&lt;T&gt; operator/(const Matrix&lt;T&gt;&amp; other) const<text:bookmark-end text:name="__RefHeading___Toc467_1727389479"/></text:h>
      <text:p text:style-name="P4">Performs element-wise division with another matrix.</text:p>
      <text:h text:style-name="P3" text:outline-level="3"><text:bookmark-start text:name="__RefHeading___Toc469_1727389479"/>Matrix&lt;T&gt; operator%(const Matrix&lt;T&gt;&amp; other) const<text:bookmark-end text:name="__RefHeading___Toc469_1727389479"/></text:h>
      <text:p text:style-name="P4">Performs element-wise modulus with another matrix (integral types only).</text:p>
      <text:h text:style-name="P2" text:outline-level="2"><text:bookmark-start text:name="__RefHeading___Toc471_1727389479"/><text:soft-page-break/>Scalar Operators<text:bookmark-end text:name="__RefHeading___Toc471_1727389479"/></text:h>
      <text:h text:style-name="P3" text:outline-level="3"><text:bookmark-start text:name="__RefHeading___Toc473_1727389479"/>Matrix&lt;T&gt; operator+(const T&amp; scalar) const<text:bookmark-end text:name="__RefHeading___Toc473_1727389479"/></text:h>
      <text:p text:style-name="P4">Performs element-wise addition with a scalar.</text:p>
      <text:h text:style-name="P3" text:outline-level="3"><text:bookmark-start text:name="__RefHeading___Toc475_1727389479"/>Matrix&lt;T&gt; operator-(const T&amp; scalar) const<text:bookmark-end text:name="__RefHeading___Toc475_1727389479"/></text:h>
      <text:p text:style-name="P4">Performs element-wise subtraction with a scalar.</text:p>
      <text:h text:style-name="P3" text:outline-level="3"><text:bookmark-start text:name="__RefHeading___Toc477_1727389479"/>Matrix&lt;T&gt; operator*(const T&amp; scalar) const<text:bookmark-end text:name="__RefHeading___Toc477_1727389479"/></text:h>
      <text:p text:style-name="P4">Performs element-wise multiplication with a scalar.</text:p>
      <text:h text:style-name="P3" text:outline-level="3"><text:bookmark-start text:name="__RefHeading___Toc479_1727389479"/>Matrix&lt;T&gt; operator/(const T&amp; scalar) const<text:bookmark-end text:name="__RefHeading___Toc479_1727389479"/></text:h>
      <text:p text:style-name="P4">Performs element-wise division with a scalar.</text:p>
      <text:h text:style-name="P3" text:outline-level="3"><text:bookmark-start text:name="__RefHeading___Toc481_1727389479"/>Matrix&lt;T&gt; operator%(const T&amp; scalar) const<text:bookmark-end text:name="__RefHeading___Toc481_1727389479"/></text:h>
      <text:p text:style-name="P31">Performs element-wise modulus with a scalar (integral types only).</text:p>
      <text:h text:style-name="P21" text:outline-level="2"><text:bookmark-start text:name="__RefHeading___Toc471_1727389479 kopiera 2"/><text:span text:style-name="T8">Comparison</text:span> Operators<text:bookmark-end text:name="__RefHeading___Toc471_1727389479 kopiera 2"/></text:h>
      <text:h text:style-name="Heading_20_3" text:outline-level="3"><text:bookmark-start text:name="__RefHeading___Toc980_2650004031"/>template&lt;typename T&gt; bool operator==(const Matrix&lt;T&gt;&amp; lhs, const Matrix&lt;T&gt;&amp; rhs);<text:bookmark-end text:name="__RefHeading___Toc980_2650004031"/></text:h>
      <text:p text:style-name="P33">Returns true if the two matrices have the same dimensions (i.e., the same number of rows and columns) and every corresponding element is equal; otherwise, returns false.</text:p>
      <text:h text:style-name="P23" text:outline-level="3"><text:bookmark-start text:name="__RefHeading___Toc982_2650004031"/>template&lt;typename T&gt; bool operator!=(const Matrix&lt;T&gt;&amp; lhs, const Matrix&lt;T&gt;&amp; rhs);<text:bookmark-end text:name="__RefHeading___Toc982_2650004031"/></text:h>
      <text:p text:style-name="P33">Returns true if the matrices differ in dimensions or if at least one corresponding element is not equal. This operator is defined as the logical negation of operator==.</text:p>
      <text:h text:style-name="Heading_20_3" text:outline-level="3"><text:bookmark-start text:name="__RefHeading___Toc984_2650004031"/>template&lt;typename T&gt; bool operator&lt;(const Matrix&lt;T&gt;&amp; lhs, const Matrix&lt;T&gt;&amp; rhs);<text:bookmark-end text:name="__RefHeading___Toc984_2650004031"/></text:h>
      <text:p text:style-name="Standard">Returns true if lhs is considered less than rhs. Specifically, if the number of rows in lhs is less than that in rhs, or if the row counts are equal and the number of columns in lhs is less than in rhs, or if both dimensions are equal and the first differing element in row-major order in lhs is less than that in rhs.</text:p>
      <text:h text:style-name="Heading_20_3" text:outline-level="3"><text:bookmark-start text:name="__RefHeading___Toc986_2650004031"/>template&lt;typename T&gt; bool operator&gt;(const Matrix&lt;T&gt;&amp; lhs, const Matrix&lt;T&gt;&amp; rhs);<text:bookmark-end text:name="__RefHeading___Toc986_2650004031"/></text:h>
      <text:p text:style-name="Standard">Returns true if the left-hand matrix is greater than the right-hand matrix. Defined in terms of operator&lt;; that is, it returns true if and only if rhs &lt; lhs.</text:p>
      <text:h text:style-name="Heading_20_3" text:outline-level="3"><text:bookmark-start text:name="__RefHeading___Toc988_2650004031"/>template&lt;typename T&gt; bool operator&lt;=(const Matrix&lt;T&gt;&amp; lhs, const Matrix&lt;T&gt;&amp; rhs);<text:bookmark-end text:name="__RefHeading___Toc988_2650004031"/></text:h>
      <text:p text:style-name="P31"><text:bookmark-start text:name="__RefHeading___Toc471_1727389479 kopiera 1"/>Returns true if lhs is less than or equal to rhs. Equivalently, it returns true if !(rhs &lt; lhs).<text:bookmark-end text:name="__RefHeading___Toc471_1727389479 kopiera 1"/></text:p>
      <text:h text:style-name="Heading_20_3" text:outline-level="3"><text:bookmark-start text:name="__RefHeading___Toc990_2650004031"/>template&lt;typename T&gt; bool operator&gt;=(const Matrix&lt;T&gt;&amp; lhs, const Matrix&lt;T&gt;&amp; rhs); <text:s text:c="183"/><text:bookmark-end text:name="__RefHeading___Toc990_2650004031"/></text:h>
      <text:p text:style-name="P34">Returns true if lhs is greater than or equal to rhs. Equivalently, it returns true if !(lhs &lt; rh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bri" svg:font-family="Cabri"/>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reeSerif" svg:font-family="FreeSerif" style:font-family-generic="roman" style:font-pitch="variable"/>
    <style:font-face style:name="FreeSerif1" svg:font-family="FreeSerif" style:font-adornments="Normal" style:font-family-generic="roman"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1pt" fo:language="en" fo:country="US" style:letter-kerning="false" style:font-name-asian="ＭＳ 明朝"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style:font-name="FreeSerif1" fo:font-family="FreeSerif" style:font-style-name="Normal" style:font-family-generic="roman" style:font-pitch="variable" fo:font-size="12pt"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UI" style:font-family-complex="'Noto Sans Arabic UI'"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UI" style:font-family-complex="'Noto Sans Arabic UI'"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master-page-name="">
      <style:paragraph-properties fo:margin-top="0cm" fo:margin-bottom="0cm" style:contextual-spacing="false" fo:keep-together="always" style:page-number="auto" fo:keep-with-next="always">
        <style:tab-stops/>
        <style:drop-cap/>
      </style:paragraph-propertie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UI" style:font-family-complex="'Noto Sans Arabic UI'"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UI" style:font-family-complex="'Noto Sans Arabic UI'"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UI" style:font-family-complex="'Noto Sans Arabic UI'"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UI" style:font-family-complex="'Noto Sans Arabic UI'"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UI" style:font-family-complex="'Noto Sans Arabic UI'"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ograming_20_example" style:display-name="Programing example" style:family="paragraph" style:parent-style-name="macro" style:master-page-name="">
      <style:paragraph-properties fo:margin-left="2cm" fo:margin-top="0.349cm" fo:margin-bottom="0.349cm" style:contextual-spacing="false" fo:line-height="100%" style:page-number="auto" fo:padding="0.049cm" fo:border="0.51pt solid #000000"/>
      <style:text-properties style:font-name="Liberation Mono1" fo:font-family="'Liberation Mono'" style:font-style-name="Normal" style:font-family-generic="modern" style:font-pitch="fixed" fo:language="en" fo:country="GB"/>
    </style:style>
    <style:style style:name="Contents_20_1" style:display-name="Contents 1" style:family="paragraph" style:parent-style-name="Index" style:class="index">
      <style:paragraph-properties fo:margin-lef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4.24cm" style:type="right" style:leader-style="dotted" style:leader-text="."/>
        </style:tab-stops>
      </style:paragraph-properties>
    </style:style>
    <style:style style:name="Head_20_with_20_args" style:display-name="Head with args" style:family="paragraph" style:parent-style-name="Heading_20_3" style:default-outline-level=""/>
    <style:style style:name="Contents_20_4" style:display-name="Contents 4" style:family="paragraph" style:parent-style-name="Index" style:class="index">
      <style:paragraph-properties fo:margin-left="1.499cm" fo:text-indent="0cm" style:auto-text-indent="false">
        <style:tab-stops>
          <style:tab-stop style:position="13.74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UI" style:font-family-complex="'Noto Sans Arabic UI'"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UI" style:font-family-complex="'Noto Sans Arabic UI'"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UI" style:font-family-complex="'Noto Sans Arabic UI'"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UI" style:font-family-complex="'Noto Sans Arabic UI'"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UI" style:font-family-complex="'Noto Sans Arabic UI'"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UI" style:font-family-complex="'Noto Sans Arabic UI'"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UI" style:font-family-complex="'Noto Sans Arabic UI'"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Drop_20_Caps" style:display-name="Drop Cap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15</meta:editing-cycles>
    <meta:creation-date>2013-12-23T23:15:00</meta:creation-date>
    <dc:date>2025-03-16T15:00:53.147957185</dc:date>
    <meta:editing-duration>PT7H27M</meta:editing-duration>
    <meta:generator>LibreOffice/24.2.7.2$Linux_X86_64 LibreOffice_project/420$Build-2</meta:generator>
    <meta:print-date>2024-09-25T17:21:56.593496657</meta:print-date>
    <meta:printed-by>PDF-filer</meta:printed-by>
    <meta:document-statistic meta:table-count="0" meta:image-count="0" meta:object-count="0" meta:page-count="9" meta:paragraph-count="198" meta:word-count="1697" meta:character-count="12043" meta:non-whitespace-character-count="9945"/>
    <meta:user-defined meta:name="AppVersion">14.0000</meta:user-defined>
    <meta:template xlink:type="simple" xlink:actuate="onRequest" xlink:title="Normal.dotm" xlink:href=""/>
  </office:meta>
</office:document-meta>
</file>